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Geneva" svg:font-family="Geneva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385cm" fo:break-before="auto" style:use-optimal-row-height="true"/>
    </style:style>
    <style:style style:name="ta1" style:family="table" style:master-page-name="TAB_5f_Feuil1">
      <style:table-properties table:display="true" style:writing-mode="lr-tb"/>
    </style:style>
    <style:style style:name="ta2" style:family="table" style:master-page-name="TAB_5f_Feuil2">
      <style:table-properties table:display="true" style:writing-mode="lr-tb"/>
    </style:style>
    <style:style style:name="ta3" style:family="table" style:master-page-name="TAB_5f_Feuil3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>
        <table:null-date table:date-value="1904-01-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PMI tp de physique</text:p>
          </table:table-cell>
          <table:table-cell table:number-columns-repeated="7"/>
          <table:table-cell>
            <draw:frame table:end-cell-address="Feuil1.P21" table:end-x="1.562cm" table:end-y="0.376cm" draw:z-index="0" draw:style-name="gr1" svg:width="11.9cm" svg:height="8.841cm" svg:x="0.782cm" svg:y="0.483cm">
              <draw:object draw:notify-on-update-of-ranges="Feuil1.C2:Feuil1.C2 Feuil1.C3:Feuil1.C21 Feuil1.D2:Feuil1.D2 Feuil1.D3:Feuil1.D21 Feuil1.C2:Feuil1.C2 Feuil1.C3:Feuil1.C21 Feuil1.E2:Feuil1.E2 Feuil1.E3:Feuil1.E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7"/>
        </table:table-row>
        <table:table-row table:style-name="ro2">
          <table:table-cell office:value-type="string">
            <text:p>num mesure</text:p>
          </table:table-cell>
          <table:table-cell office:value-type="string">
            <text:p>R (ohms)</text:p>
          </table:table-cell>
          <table:table-cell office:value-type="string">
            <text:p>I prat (mA)</text:p>
          </table:table-cell>
          <table:table-cell office:value-type="string">
            <text:p>V prat (mV)</text:p>
          </table:table-cell>
          <table:table-cell office:value-type="string">
            <text:p>V th (mV)</text:p>
          </table:table-cell>
          <table:table-cell office:value-type="string">
            <text:p>Ea</text:p>
          </table:table-cell>
          <table:table-cell office:value-type="string">
            <text:p>Er</text:p>
          </table:table-cell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formula="oooc:=[.B3]*[.C3]" office:value-type="float" office:value="60">
            <text:p>60</text:p>
          </table:table-cell>
          <table:table-cell table:formula="oooc:=ABS([.E3]-[.D3])" office:value-type="float" office:value="1">
            <text:p>1</text:p>
          </table:table-cell>
          <table:table-cell table:formula="oooc:=[.F3]/[.E3]" office:value-type="float" office:value="0.0166666666666667">
            <text:p>0,02</text:p>
          </table:table-cell>
          <table:table-cell table:number-columns-repeated="249"/>
        </table:table-row>
        <table:table-row table:style-name="ro3">
          <table:table-cell table:formula="oooc:=[.A3]+1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formula="oooc:=[.B4]*[.C4]" office:value-type="float" office:value="90">
            <text:p>90</text:p>
          </table:table-cell>
          <table:table-cell table:formula="oooc:=ABS([.E4]-[.D4])" office:value-type="float" office:value="1">
            <text:p>1</text:p>
          </table:table-cell>
          <table:table-cell table:formula="oooc:=[.F4]/[.E4]" office:value-type="float" office:value="0.0111111111111111">
            <text:p>0,01</text:p>
          </table:table-cell>
          <table:table-cell table:number-columns-repeated="249"/>
        </table:table-row>
        <table:table-row table:style-name="ro3">
          <table:table-cell table:formula="oooc:=[.A4]+1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formula="oooc:=[.B5]*[.C5]" office:value-type="float" office:value="150">
            <text:p>150</text:p>
          </table:table-cell>
          <table:table-cell table:formula="oooc:=ABS([.E5]-[.D5])" office:value-type="float" office:value="1">
            <text:p>1</text:p>
          </table:table-cell>
          <table:table-cell table:formula="oooc:=[.F5]/[.E5]" office:value-type="float" office:value="0.00666666666666667">
            <text:p>0,01</text:p>
          </table:table-cell>
          <table:table-cell table:number-columns-repeated="249"/>
        </table:table-row>
        <table:table-row table:style-name="ro3">
          <table:table-cell table:formula="oooc:=[.A5]+1"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formula="oooc:=[.B6]*[.C6]" office:value-type="float" office:value="300">
            <text:p>300</text:p>
          </table:table-cell>
          <table:table-cell table:formula="oooc:=ABS([.E6]-[.D6])" office:value-type="float" office:value="2">
            <text:p>2</text:p>
          </table:table-cell>
          <table:table-cell table:formula="oooc:=[.F6]/[.E6]" office:value-type="float" office:value="0.00666666666666667">
            <text:p>0,01</text:p>
          </table:table-cell>
          <table:table-cell table:number-columns-repeated="249"/>
        </table:table-row>
        <table:table-row table:style-name="ro3">
          <table:table-cell table:formula="oooc:=[.A6]+1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02">
            <text:p>602</text:p>
          </table:table-cell>
          <table:table-cell table:formula="oooc:=[.B7]*[.C7]" office:value-type="float" office:value="600">
            <text:p>600</text:p>
          </table:table-cell>
          <table:table-cell table:formula="oooc:=ABS([.E7]-[.D7])" office:value-type="float" office:value="2">
            <text:p>2</text:p>
          </table:table-cell>
          <table:table-cell table:formula="oooc:=[.F7]/[.E7]" office:value-type="float" office:value="0.00333333333333333">
            <text:p>0</text:p>
          </table:table-cell>
          <table:table-cell table:number-columns-repeated="249"/>
        </table:table-row>
        <table:table-row table:style-name="ro3">
          <table:table-cell table:formula="oooc:=[.A7]+1" office:value-type="float" office:value="6">
            <text:p>6</text:p>
          </table:table-cell>
          <table:table-cell table:number-columns-repeated="2" office:value-type="float" office:value="30">
            <text:p>30</text:p>
          </table:table-cell>
          <table:table-cell office:value-type="float" office:value="910">
            <text:p>910</text:p>
          </table:table-cell>
          <table:table-cell table:formula="oooc:=[.B8]*[.C8]" office:value-type="float" office:value="900">
            <text:p>900</text:p>
          </table:table-cell>
          <table:table-cell table:formula="oooc:=ABS([.E8]-[.D8])" office:value-type="float" office:value="10">
            <text:p>10</text:p>
          </table:table-cell>
          <table:table-cell table:formula="oooc:=[.F8]/[.E8]" office:value-type="float" office:value="0.0111111111111111">
            <text:p>0,01</text:p>
          </table:table-cell>
          <table:table-cell table:number-columns-repeated="249"/>
        </table:table-row>
        <table:table-row table:style-name="ro3">
          <table:table-cell table:formula="oooc:=[.A8]+1"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185">
            <text:p>1185</text:p>
          </table:table-cell>
          <table:table-cell table:formula="oooc:=[.B9]*[.C9]" office:value-type="float" office:value="1200">
            <text:p>1200</text:p>
          </table:table-cell>
          <table:table-cell table:formula="oooc:=ABS([.E9]-[.D9])" office:value-type="float" office:value="15">
            <text:p>15</text:p>
          </table:table-cell>
          <table:table-cell table:formula="oooc:=[.F9]/[.E9]" office:value-type="float" office:value="0.0125">
            <text:p>0,01</text:p>
          </table:table-cell>
          <table:table-cell table:number-columns-repeated="249"/>
        </table:table-row>
        <table:table-row table:style-name="ro3">
          <table:table-cell table:formula="oooc:=[.A9]+1"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90">
            <text:p>1490</text:p>
          </table:table-cell>
          <table:table-cell table:formula="oooc:=[.B10]*[.C10]" office:value-type="float" office:value="1500">
            <text:p>1500</text:p>
          </table:table-cell>
          <table:table-cell table:formula="oooc:=ABS([.E10]-[.D10])" office:value-type="float" office:value="10">
            <text:p>10</text:p>
          </table:table-cell>
          <table:table-cell table:formula="oooc:=[.F10]/[.E10]" office:value-type="float" office:value="0.00666666666666667">
            <text:p>0,01</text:p>
          </table:table-cell>
          <table:table-cell table:number-columns-repeated="249"/>
        </table:table-row>
        <table:table-row table:style-name="ro3">
          <table:table-cell table:formula="oooc:=[.A10]+1"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780">
            <text:p>1780</text:p>
          </table:table-cell>
          <table:table-cell table:formula="oooc:=[.B11]*[.C11]" office:value-type="float" office:value="1800">
            <text:p>1800</text:p>
          </table:table-cell>
          <table:table-cell table:formula="oooc:=ABS([.E11]-[.D11])" office:value-type="float" office:value="20">
            <text:p>20</text:p>
          </table:table-cell>
          <table:table-cell table:formula="oooc:=[.F11]/[.E11]" office:value-type="float" office:value="0.0111111111111111">
            <text:p>0,01</text:p>
          </table:table-cell>
          <table:table-cell table:number-columns-repeated="249"/>
        </table:table-row>
        <table:table-row table:style-name="ro3">
          <table:table-cell table:formula="oooc:=[.A11]+1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2105">
            <text:p>2105</text:p>
          </table:table-cell>
          <table:table-cell table:formula="oooc:=[.B12]*[.C12]" office:value-type="float" office:value="2100">
            <text:p>2100</text:p>
          </table:table-cell>
          <table:table-cell table:formula="oooc:=ABS([.E12]-[.D12])" office:value-type="float" office:value="5">
            <text:p>5</text:p>
          </table:table-cell>
          <table:table-cell table:formula="oooc:=[.F12]/[.E12]" office:value-type="float" office:value="0.00238095238095238">
            <text:p>0</text:p>
          </table:table-cell>
          <table:table-cell table:number-columns-repeated="249"/>
        </table:table-row>
        <table:table-row table:style-name="ro3">
          <table:table-cell table:formula="oooc:=[.A12]+1"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410">
            <text:p>2410</text:p>
          </table:table-cell>
          <table:table-cell table:formula="oooc:=[.B13]*[.C13]" office:value-type="float" office:value="2400">
            <text:p>2400</text:p>
          </table:table-cell>
          <table:table-cell table:formula="oooc:=ABS([.E13]-[.D13])" office:value-type="float" office:value="10">
            <text:p>10</text:p>
          </table:table-cell>
          <table:table-cell table:formula="oooc:=[.F13]/[.E13]" office:value-type="float" office:value="0.00416666666666667">
            <text:p>0</text:p>
          </table:table-cell>
          <table:table-cell table:number-columns-repeated="249"/>
        </table:table-row>
        <table:table-row table:style-name="ro3">
          <table:table-cell table:formula="oooc:=[.A13]+1"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50">
            <text:p>2750</text:p>
          </table:table-cell>
          <table:table-cell table:formula="oooc:=[.B14]*[.C14]" office:value-type="float" office:value="2700">
            <text:p>2700</text:p>
          </table:table-cell>
          <table:table-cell table:formula="oooc:=ABS([.E14]-[.D14])" office:value-type="float" office:value="50">
            <text:p>50</text:p>
          </table:table-cell>
          <table:table-cell table:formula="oooc:=[.F14]/[.E14]" office:value-type="float" office:value="0.0185185185185185">
            <text:p>0,02</text:p>
          </table:table-cell>
          <table:table-cell table:number-columns-repeated="249"/>
        </table:table-row>
        <table:table-row table:style-name="ro3">
          <table:table-cell table:formula="oooc:=[.A14]+1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20">
            <text:p>3020</text:p>
          </table:table-cell>
          <table:table-cell table:formula="oooc:=[.B15]*[.C15]" office:value-type="float" office:value="3000">
            <text:p>3000</text:p>
          </table:table-cell>
          <table:table-cell table:formula="oooc:=ABS([.E15]-[.D15])" office:value-type="float" office:value="20">
            <text:p>20</text:p>
          </table:table-cell>
          <table:table-cell table:formula="oooc:=[.F15]/[.E15]" office:value-type="float" office:value="0.00666666666666667">
            <text:p>0,01</text:p>
          </table:table-cell>
          <table:table-cell table:number-columns-repeated="249"/>
        </table:table-row>
        <table:table-row table:style-name="ro3">
          <table:table-cell table:formula="oooc:=[.A15]+1"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330">
            <text:p>3330</text:p>
          </table:table-cell>
          <table:table-cell table:formula="oooc:=[.B16]*[.C16]" office:value-type="float" office:value="3300">
            <text:p>3300</text:p>
          </table:table-cell>
          <table:table-cell table:formula="oooc:=ABS([.E16]-[.D16])" office:value-type="float" office:value="30">
            <text:p>30</text:p>
          </table:table-cell>
          <table:table-cell table:formula="oooc:=[.F16]/[.E16]" office:value-type="float" office:value="0.00909090909090909">
            <text:p>0,01</text:p>
          </table:table-cell>
          <table:table-cell table:number-columns-repeated="249"/>
        </table:table-row>
        <table:table-row table:style-name="ro3">
          <table:table-cell table:formula="oooc:=[.A16]+1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3650">
            <text:p>3650</text:p>
          </table:table-cell>
          <table:table-cell table:formula="oooc:=[.B17]*[.C17]" office:value-type="float" office:value="3600">
            <text:p>3600</text:p>
          </table:table-cell>
          <table:table-cell table:formula="oooc:=ABS([.E17]-[.D17])" office:value-type="float" office:value="50">
            <text:p>50</text:p>
          </table:table-cell>
          <table:table-cell table:formula="oooc:=[.F17]/[.E17]" office:value-type="float" office:value="0.0138888888888889">
            <text:p>0,01</text:p>
          </table:table-cell>
          <table:table-cell table:number-columns-repeated="249"/>
        </table:table-row>
        <table:table-row table:style-name="ro3">
          <table:table-cell table:formula="oooc:=[.A17]+1"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float" office:value="3950">
            <text:p>3950</text:p>
          </table:table-cell>
          <table:table-cell table:formula="oooc:=[.B18]*[.C18]" office:value-type="float" office:value="3900">
            <text:p>3900</text:p>
          </table:table-cell>
          <table:table-cell table:formula="oooc:=ABS([.E18]-[.D18])" office:value-type="float" office:value="50">
            <text:p>50</text:p>
          </table:table-cell>
          <table:table-cell table:formula="oooc:=[.F18]/[.E18]" office:value-type="float" office:value="0.0128205128205128">
            <text:p>0,01</text:p>
          </table:table-cell>
          <table:table-cell table:number-columns-repeated="249"/>
        </table:table-row>
        <table:table-row table:style-name="ro3">
          <table:table-cell table:formula="oooc:=[.A18]+1"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4210">
            <text:p>4210</text:p>
          </table:table-cell>
          <table:table-cell table:formula="oooc:=[.B19]*[.C19]" office:value-type="float" office:value="4200">
            <text:p>4200</text:p>
          </table:table-cell>
          <table:table-cell table:formula="oooc:=ABS([.E19]-[.D19])" office:value-type="float" office:value="10">
            <text:p>10</text:p>
          </table:table-cell>
          <table:table-cell table:formula="oooc:=[.F19]/[.E19]" office:value-type="float" office:value="0.00238095238095238">
            <text:p>0</text:p>
          </table:table-cell>
          <table:table-cell table:number-columns-repeated="249"/>
        </table:table-row>
        <table:table-row table:style-name="ro3">
          <table:table-cell table:formula="oooc:=[.A19]+1"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4510">
            <text:p>4510</text:p>
          </table:table-cell>
          <table:table-cell table:formula="oooc:=[.B20]*[.C20]" office:value-type="float" office:value="4500">
            <text:p>4500</text:p>
          </table:table-cell>
          <table:table-cell table:formula="oooc:=ABS([.E20]-[.D20])" office:value-type="float" office:value="10">
            <text:p>10</text:p>
          </table:table-cell>
          <table:table-cell table:formula="oooc:=[.F20]/[.E20]" office:value-type="float" office:value="0.00222222222222222">
            <text:p>0</text:p>
          </table:table-cell>
          <table:table-cell table:number-columns-repeated="249"/>
        </table:table-row>
        <table:table-row table:style-name="ro3">
          <table:table-cell table:formula="oooc:=[.A20]+1"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6050">
            <text:p>6050</text:p>
          </table:table-cell>
          <table:table-cell table:formula="oooc:=[.B21]*[.C21]" office:value-type="float" office:value="6000">
            <text:p>6000</text:p>
          </table:table-cell>
          <table:table-cell table:formula="oooc:=ABS([.E21]-[.D21])" office:value-type="float" office:value="50">
            <text:p>50</text:p>
          </table:table-cell>
          <table:table-cell table:formula="oooc:=[.F21]/[.E21]" office:value-type="float" office:value="0.00833333333333333">
            <text:p>0,01</text:p>
          </table:table-cell>
          <table:table-cell table:number-columns-repeated="249"/>
        </table:table-row>
        <table:table-row table:style-name="ro4" table:number-rows-repeated="6551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euil2" table:style-name="ta2" table:print="false">
        <table:table-column table:style-name="co1" table:number-columns-repeated="256" table:default-cell-style-name="Default"/>
        <table:table-row table:style-name="ro4" table:number-rows-repeated="6553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euil3" table:style-name="ta3" table:print="false">
        <table:table-column table:style-name="co1" table:number-columns-repeated="256" table:default-cell-style-name="Default"/>
        <table:table-row table:style-name="ro4" table:number-rows-repeated="6553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Geneva" svg:font-family="Geneva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F </number:text>
    </number:number-style>
    <number:number-style style:name="N134P1" style:volatile="true">
      <number:text>-</number:text>
      <number:number number:decimal-places="2" number:min-integer-digits="1" number:grouping="true"/>
      <number:text> F </number:text>
    </number:number-style>
    <number:number-style style:name="N134P2" style:volatile="true">
      <number:text> -</number:text>
      <number:number number:decimal-places="0" number:min-integer-digits="0"/>
      <number:text>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?</number:text>
      <number:month/>
      <number:text>?</number:text>
      <number:day/>
      <number:text>?</number:text>
    </number:date-style>
    <number:time-style style:name="N5110" number:language="ja" number:country="JP">
      <number:hours number:style="long"/>
      <number:text>?</number:text>
      <number:minutes number:style="long"/>
      <number:text>?</number:text>
      <number:seconds number:style="long"/>
      <number:text>?</number:text>
    </number:time-style>
    <number:date-style style:name="N5111" number:language="ja" number:country="JP">
      <number:month/>
      <number:text>?</number:text>
      <number:day/>
      <number:text>?</number:text>
    </number:date-style>
    <number:date-style style:name="N5112" number:language="ja" number:country="JP">
      <number:text>GE.</number:text>
      <number:month/>
      <number:text>.</number:text>
      <number:day/>
    </number:date-style>
    <number:date-style style:name="N5113" number:language="ja" number:country="JP">
      <number:text>GGGE?</number:text>
      <number:month/>
      <number:text>?</number:text>
      <number:day/>
      <number:text>?</number:text>
    </number:date-style>
    <style:style style:name="Default" style:family="table-cell">
      <style:table-cell-properties style:rotation-align="none"/>
      <style:text-properties style:font-name="Geneva" fo:font-size="9pt" style:font-size-asian="9pt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51cm"/>
      </style:header-style>
      <style:footer-style>
        <style:header-footer-properties fo:min-height="0.751cm" fo:margin-left="0cm" fo:margin-right="0cm" fo:margin-top="1.251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01/10/2010</text:date>, <text:time>10:0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Feuil1" style:display-name="TAB_Feuil1" style:page-layout-name="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TAB_5f_Feuil2" style:display-name="TAB_Feuil2" style:page-layout-name="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TAB_5f_Feuil3" style:display-name="TAB_Feuil3" style:page-layout-name="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althor</meta:initial-creator>
    <meta:creation-date>2004-07-06T18:32:17</meta:creation-date>
    <dc:date>2010-10-01T10:04:41</dc:date>
    <meta:print-date>2004-08-26T09:31:20</meta:print-date>
    <meta:editing-cycles>3</meta:editing-cycles>
    <meta:editing-duration>PT15M44S</meta:editing-duration>
    <meta:user-defined meta:name="Info 1"/>
    <meta:user-defined meta:name="Info 2"/>
    <meta:user-defined meta:name="Info 3"/>
    <meta:user-defined meta:name="Info 4"/>
    <meta:document-statistic meta:table-count="3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901cm" svg:height="8.842cm" chart:class="chart:scatter" chart:style-name="ch1">
        <chart:title svg:x="5.473cm" svg:y="0.1cm" chart:style-name="ch2">
          <text:p>Diag</text:p>
        </chart:title>
        <chart:legend chart:legend-position="end" svg:x="9.506cm" svg:y="3.952cm" chart:style-name="ch3"/>
        <chart:plot-area chart:style-name="ch4" table:cell-range-address="Feuil1.C2:Feuil1.E21" chart:data-source-has-labels="row" svg:x="0.609cm" svg:y="0.758cm" svg:width="8.341cm" svg:height="7.669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666666" dr3d:direction="(0.9 0.5 0.0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5.025cm" svg:y="8.032cm" chart:style-name="ch6">
              <text:p>I</text:p>
            </chart:title>
            <chart:grid chart:style-name="ch7" chart:class="major"/>
          </chart:axis>
          <chart:axis chart:dimension="y" chart:name="primary-y" chart:style-name="ch5">
            <chart:title svg:x="0.572cm" svg:y="4.506cm" chart:style-name="ch8">
              <text:p>Ve</text:p>
            </chart:title>
            <chart:grid chart:style-name="ch7" chart:class="major"/>
          </chart:axis>
          <chart:axis chart:dimension="z" chart:name="primary-z" chart:style-name="ch5">
            <chart:title svg:x="9.189cm" svg:y="7.486cm" chart:style-name="ch6">
              <text:p>Vth</text:p>
            </chart:title>
          </chart:axis>
          <chart:series chart:style-name="ch9" chart:values-cell-range-address="Feuil1.D3:Feuil1.D21" chart:label-cell-address="Feuil1.D2:Feuil1.D2" chart:class="chart:scatter">
            <chart:domain table:cell-range-address="Feuil1.C3:Feuil1.C21"/>
            <chart:data-point chart:repeated="19"/>
          </chart:series>
          <chart:series chart:style-name="ch10" chart:values-cell-range-address="Feuil1.E3:Feuil1.E21" chart:label-cell-address="Feuil1.E2:Feuil1.E2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V prat (mV)</text:p>
              </table:table-cell>
              <table:table-cell office:value-type="string">
                <text:p>V th (mV)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3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Ligne 5</text:p>
              </table:table-cell>
              <table:table-cell office:value-type="float" office:value="5">
                <text:p>5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10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20">
                <text:p>20</text:p>
              </table:table-cell>
              <table:table-cell office:value-type="float" office:value="602">
                <text:p>6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30">
                <text:p>30</text:p>
              </table:table-cell>
              <table:table-cell office:value-type="float" office:value="910">
                <text:p>91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40">
                <text:p>40</text:p>
              </table:table-cell>
              <table:table-cell office:value-type="float" office:value="1185">
                <text:p>118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50">
                <text:p>50</text:p>
              </table:table-cell>
              <table:table-cell office:value-type="float" office:value="1490">
                <text:p>149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60">
                <text:p>60</text:p>
              </table:table-cell>
              <table:table-cell office:value-type="float" office:value="1780">
                <text:p>178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Ligne 12</text:p>
              </table:table-cell>
              <table:table-cell office:value-type="float" office:value="70">
                <text:p>70</text:p>
              </table:table-cell>
              <table:table-cell office:value-type="float" office:value="2105">
                <text:p>2105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Ligne 13</text:p>
              </table:table-cell>
              <table:table-cell office:value-type="float" office:value="80">
                <text:p>80</text:p>
              </table:table-cell>
              <table:table-cell office:value-type="float" office:value="2410">
                <text:p>241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Ligne 14</text:p>
              </table:table-cell>
              <table:table-cell office:value-type="float" office:value="90">
                <text:p>90</text:p>
              </table:table-cell>
              <table:table-cell office:value-type="float" office:value="2750">
                <text:p>275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Ligne 15</text:p>
              </table:table-cell>
              <table:table-cell office:value-type="float" office:value="100">
                <text:p>100</text:p>
              </table:table-cell>
              <table:table-cell office:value-type="float" office:value="3020">
                <text:p>302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Ligne 16</text:p>
              </table:table-cell>
              <table:table-cell office:value-type="float" office:value="110">
                <text:p>110</text:p>
              </table:table-cell>
              <table:table-cell office:value-type="float" office:value="3330">
                <text:p>333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Ligne 17</text:p>
              </table:table-cell>
              <table:table-cell office:value-type="float" office:value="120">
                <text:p>120</text:p>
              </table:table-cell>
              <table:table-cell office:value-type="float" office:value="3650">
                <text:p>36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Ligne 18</text:p>
              </table:table-cell>
              <table:table-cell office:value-type="float" office:value="130">
                <text:p>130</text:p>
              </table:table-cell>
              <table:table-cell office:value-type="float" office:value="3950">
                <text:p>39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Ligne 19</text:p>
              </table:table-cell>
              <table:table-cell office:value-type="float" office:value="140">
                <text:p>140</text:p>
              </table:table-cell>
              <table:table-cell office:value-type="float" office:value="4210">
                <text:p>421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Ligne 20</text:p>
              </table:table-cell>
              <table:table-cell office:value-type="float" office:value="150">
                <text:p>150</text:p>
              </table:table-cell>
              <table:table-cell office:value-type="float" office:value="4510">
                <text:p>451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Ligne 21</text:p>
              </table:table-cell>
              <table:table-cell office:value-type="float" office:value="200">
                <text:p>200</text:p>
              </table:table-cell>
              <table:table-cell office:value-type="float" office:value="6050">
                <text:p>6050</text:p>
              </table:table-cell>
              <table:table-cell office:value-type="float" office:value="6000">
                <text:p>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